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700"/>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TargetReference" text:citation-style-name="NoteTargetReference..footnote-marker"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18T16:59:03</meta:creation-date>
    <dc:creator>Karthik</dc:creator>
    <dc:date>2011-02-18T16:59:03</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9\PartFile2"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